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C000000A8360F08C8428431BB.jpg" manifest:media-type="image/jpeg"/>
  <manifest:file-entry manifest:full-path="Pictures/100000000000005E0000005E0146323FFCB2DCEB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ool" xlink:href="Pictures/100000000000005E0000005E0146323FFCB2DCEB.jpg" xlink:type="simple" xlink:show="embed" xlink:actuate="onLoad"/>
    <draw:fill-image draw:name="q" xlink:href="Pictures/100000000000012C000000A8360F08C8428431B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Pool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0146323FFCB2DCEB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Pool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9:11:27.649712001</meta:creation-date>
    <dc:date>2022-11-28T19:18:53.555215459</dc:date>
    <meta:editing-duration>PT7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